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b6c98" officeooo:paragraph-rsid="001b6c98"/>
    </style:style>
    <style:style style:name="P2" style:family="paragraph" style:parent-style-name="Standard">
      <style:paragraph-properties fo:text-align="start" style:justify-single-word="false"/>
      <style:text-properties officeooo:rsid="001b6c98" officeooo:paragraph-rsid="001e124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cf897" officeooo:paragraph-rsid="001cf897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officeooo:rsid="001cf897" officeooo:paragraph-rsid="001cf897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b6c98" officeooo:paragraph-rsid="001e124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cf897" officeooo:paragraph-rsid="001cf89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1cf897" officeooo:paragraph-rsid="001cf897"/>
    </style:style>
    <style:style style:name="P8" style:family="paragraph" style:parent-style-name="Standard">
      <style:paragraph-properties fo:text-align="start" style:justify-single-word="false"/>
      <style:text-properties fo:font-size="22pt" fo:font-weight="bold" officeooo:rsid="001cf897" officeooo:paragraph-rsid="001cf897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M Mono 10" fo:font-size="24pt" fo:font-weight="bold" officeooo:rsid="001b6c98" officeooo:paragraph-rsid="001b6c98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e124d" officeooo:paragraph-rsid="001cf897"/>
    </style:style>
    <style:style style:name="P11" style:family="paragraph" style:parent-style-name="Standard">
      <style:paragraph-properties fo:text-align="start" style:justify-single-word="false" fo:break-before="page"/>
      <style:text-properties fo:font-size="14pt" officeooo:rsid="001cf897" officeooo:paragraph-rsid="001cf897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ahier des charges</text:p>
      <text:p text:style-name="P1"/>
      <text:p text:style-name="P1"/>
      <text:p text:style-name="P8">Azur-Hotels</text:p>
      <text:p text:style-name="P10"/>
      <text:p text:style-name="P7">Nous avons pour mission de développer une application mobile Android téléchargeable ou accessible sur un plateforme web du groupe Azur.</text:p>
      <text:p text:style-name="P7"/>
      <text:p text:style-name="P3">Introduction</text:p>
      <text:p text:style-name="P7"/>
      <text:p text:style-name="P7">- Application web (PHP, MySQL)</text:p>
      <text:p text:style-name="P7">- Base de données MySql</text:p>
      <text:p text:style-name="P7">- Application mobile (Web Services)</text:p>
      <text:p text:style-name="P7"/>
      <text:p text:style-name="P7">Nous utiliserons l'architecture REST qui est de plus en plus utilisé dans le web service.</text:p>
      <text:p text:style-name="P7">L'échange de données peut se faire soit sous format XML ou JSON. Dans notre cas, il sagira du format JSON qui est très employé dans les API.</text:p>
      <text:p text:style-name="P7"/>
      <text:p text:style-name="P3">Application web</text:p>
      <text:p text:style-name="P7">Elle permettra de télécharger l'application mobile et servira eventuellement de serveur pour stocker les pages php nécessaire au fonctionnement de l'application mobile.</text:p>
      <text:p text:style-name="P7">Le site sera développé en PHP.</text:p>
      <text:p text:style-name="P7"/>
      <text:p text:style-name="P7">Un repertoire `webservice` sera crée à la racine du site afin d'avoir un accès URL tel que:</text:p>
      <text:p text:style-name="P7"/>
      <text:p text:style-name="P7"><text:s text:c="6"/>https://www.monsite.com/webservice</text:p>
      <text:p text:style-name="P7"/>
      <text:p text:style-name="P7"/>
      <text:p text:style-name="P7"/>
      <text:p text:style-name="P6">Base de données</text:p>
      <text:p text:style-name="P6"/>
      <text:p text:style-name="P7">Nom de la base de données : db_azur_hotels</text:p>
      <text:p text:style-name="P7"/>
      <text:p text:style-name="P7">Nous aurons besoin des tables suivantes:</text:p>
      <text:p text:style-name="P7">- Hotels</text:p>
      <text:p text:style-name="P7">- Reservations</text:p>
      <text:p text:style-name="P7">- Users</text:p>
      <text:p text:style-name="P7"/>
      <text:p text:style-name="P4">Outils utilisés</text:p>
      <text:p text:style-name="P4"/>
      <text:p text:style-name="P7">- Android studio</text:p>
      <text:p text:style-name="P7">- WAMP</text:p>
      <text:p text:style-name="P7">- FakeDB</text:p>
      <text:p text:style-name="P7">- Photoshop</text:p>
      <text:p text:style-name="P7">- Power AMC</text:p>
      <text:p text:style-name="P7"/>
      <text:p text:style-name="P4"/>
      <text:p text:style-name="P11">FakeDB</text:p>
      <text:p text:style-name="P7"/>
      <text:p text:style-name="P7">[FakeDB - Documentation et Installation](<text:a xlink:type="simple" xlink:href="https://bitbucket.org/b4n92uid/fakedb">https://bitbucket.org/b4n92uid/fakedb</text:a>)</text:p>
      <text:p text:style-name="P7"/>
      <text:p text:style-name="P5">Theme couleur de l'application</text:p>
      <text:p text:style-name="P2"/>
      <text:p text:style-name="P2">Couleur tu theme : <text:s/>#008c99</text:p>
      <text:p text:style-name="P2">Background de l'appliction : Gris </text:p>
      <text:p text:style-name="P7"/>
      <text:p text:style-name="P3">Repartition des tâches</text:p>
      <text:p text:style-name="P7"/>
      <text:p text:style-name="P4">9 Février 2016</text:p>
      <text:p text:style-name="P7">- PIOCHE Kenjy : Maquette application mobile</text:p>
      <text:p text:style-name="P7">- ROBIN Dacalor : Création de la base de données - MCD</text:p>
      <text:p text:style-name="P7">- SCHARTIER Isaac : Mise en place de l'application mobil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Zak </meta:initial-creator>
    <meta:creation-date>2016-02-19T08:05:53.031015803</meta:creation-date>
    <dc:date>2016-02-19T11:06:27.365005144</dc:date>
    <dc:creator>DZak </dc:creator>
    <meta:editing-duration>PT2H1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36" meta:word-count="222" meta:character-count="1397" meta:non-whitespace-character-count="1203"/>
  </office:meta>
</office:document-meta>
</file>